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pple Color Emoji" svg:font-family="Apple Color Emoji" style:font-family-generic="system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pple Color Emoji" style:font-name-complex="Apple Color Emoji"/>
    </style:style>
  </office:automatic-styles>
  <office:body>
    <office:text text:use-soft-page-breaks="true">
      <text:p text:style-name="P1">&lt;!DOCTYPE html&gt;</text:p>
      <text:p text:style-name="Normal">&lt;html lang="tr"&gt;</text:p>
      <text:p text:style-name="Normal">&lt;head&gt;</text:p>
      <text:p text:style-name="Normal"><text:s text:c="4"/>&lt;meta charset="UTF-8"&gt;</text:p>
      <text:p text:style-name="Normal"><text:s text:c="4"/>&lt;title&gt;Admin Paneli - Kargo Yönetimi&lt;/title&gt;</text:p>
      <text:p text:style-name="Normal"><text:s text:c="4"/>&lt;style&gt;</text:p>
      <text:p text:style-name="Normal"><text:s text:c="8"/>body { font-family: sans-serif; background: #f4f7f6; padding: 20px; }</text:p>
      <text:p text:style-name="Normal"><text:s text:c="8"/>.container { max-width: 800px; margin: auto; background: white; padding: 20px; border-radius: 10px; box-shadow: 0 0 10px rgba(0,0,0,0.1); }</text:p>
      <text:p text:style-name="Normal"><text:s text:c="8"/>h2 { color: #333; border-bottom: 2px solid #3d8ef0; padding-bottom: 10px; }</text:p>
      <text:p text:style-name="Normal"><text:s text:c="8"/></text:p>
      <text:p text:style-name="Normal"><text:s text:c="8"/>.form-group { margin-bottom: 20px; display: flex; gap: 10px; }</text:p>
      <text:p text:style-name="Normal"><text:s text:c="8"/>input, select { padding: 10px; border: 1px solid #ddd; border-radius: 5px; flex: 1; }</text:p>
      <text:p text:style-name="Normal"><text:s text:c="8"/>button { padding: 10px 20px; background: #3d8ef0; color: white; border: none; border-radius: 5px; cursor: pointer; }</text:p>
      <text:p text:style-name="Normal"><text:s text:c="8"/>button:hover { background: #2563eb; }</text:p>
      <text:p text:style-name="Normal"/>
      <text:p text:style-name="Normal"><text:s text:c="8"/>table { width: 100%; border-collapse: collapse; margin-top: 20px; }</text:p>
      <text:p text:style-name="Normal"><text:s text:c="8"/>th, td { padding: 12px; text-align: left; border-bottom: 1px solid #eee; }</text:p>
      <text:p text:style-name="Normal"><text:s text:c="8"/>th { background: #f8f9fa; }</text:p>
      <text:p text:style-name="Normal"><text:s text:c="8"/>.status-badge { padding: 5px 10px; border-radius: 15px; font-size: 0.85em; font-weight: bold; }</text:p>
      <text:p text:style-name="Normal"><text:s text:c="8"/>.yolda { background: #fff3cd; color: #856404; }</text:p>
      <text:p text:style-name="Normal"><text:s text:c="8"/>.teslim { background: #d4edda; color: #155724; }</text:p>
      <text:p text:style-name="Normal"><text:s text:c="4"/>&lt;/style&gt;</text:p>
      <text:p text:style-name="Normal">&lt;/head&gt;</text:p>
      <text:p text:style-name="Normal">&lt;body&gt;</text:p>
      <text:p text:style-name="Normal"/>
      <text:p text:style-name="Normal">&lt;div class="container"&gt;</text:p>
      <text:p text:style-name="Normal"><text:s text:c="4"/>&lt;h2&gt;<text:span text:style-name="T2">📦</text:span><text:s/>Kargo Yönetim Paneli&lt;/h2&gt;</text:p>
      <text:p text:style-name="Normal"/>
      <text:p text:style-name="Normal"><text:s text:c="4"/>&lt;div class="form-group"&gt;</text:p>
      <text:p text:style-name="Normal"><text:s text:c="8"/>&lt;input type="text" id="kargoNo" placeholder="Kargo No (Örn: KR123)"&gt;</text:p>
      <text:p text:style-name="Normal"><text:s text:c="8"/>&lt;input type="text" id="alici" placeholder="Alıcı Adı"&gt;</text:p>
      <text:p text:style-name="Normal"><text:s text:c="8"/>&lt;button onclick="kargoEkle()"&gt;Ekle&lt;/button&gt;</text:p>
      <text:p text:style-name="Normal"><text:s text:c="4"/>&lt;/div&gt;</text:p>
      <text:p text:style-name="Normal"/>
      <text:p text:style-name="Normal"><text:s text:c="4"/>&lt;table&gt;</text:p>
      <text:p text:style-name="Normal"><text:s text:c="8"/>&lt;thead&gt;</text:p>
      <text:p text:style-name="Normal"><text:s text:c="12"/>&lt;tr&gt;</text:p>
      <text:p text:style-name="Normal"><text:s text:c="16"/>&lt;th&gt;Kargo No&lt;/th&gt;</text:p>
      <text:p text:style-name="Normal"><text:s text:c="16"/>&lt;th&gt;Alıcı&lt;/th&gt;</text:p>
      <text:p text:style-name="Normal"><text:s text:c="16"/>&lt;th&gt;Durum&lt;/th&gt;</text:p>
      <text:p text:style-name="Normal"><text:s text:c="16"/>&lt;th&gt;İşlem&lt;/th&gt;</text:p>
      <text:p text:style-name="Normal"><text:s text:c="12"/>&lt;/tr&gt;</text:p>
      <text:p text:style-name="Normal"><text:s text:c="8"/>&lt;/thead&gt;</text:p>
      <text:p text:style-name="Normal"><text:s text:c="8"/>&lt;tbody id="kargoListesi"&gt;</text:p>
      <text:p text:style-name="Normal"><text:s text:c="8"/>&lt;/tbody&gt;</text:p>
      <text:p text:style-name="Normal"><text:s text:c="4"/>&lt;/table&gt;</text:p>
      <text:p text:style-name="Normal">&lt;/div&gt;</text:p>
      <text:p text:style-name="Normal"/>
      <text:p text:style-name="Normal">&lt;script&gt;</text:p>
      <text:p text:style-name="Normal"><text:s text:c="4"/>let kargolar = [</text:p>
      <text:p text:style-name="Normal"><text:s text:c="8"/>{ no: "ABC001", alici: "Ahmet Yılmaz", durum: "Yolda" },</text:p>
      <text:p text:style-name="Normal"><text:s text:c="8"/>{ no: "ABC002", alici: "Ayşe Demir", durum: "Teslim Edildi" }</text:p>
      <text:p text:style-name="Normal"><text:s text:c="4"/>];</text:p>
      <text:p text:style-name="Normal"/>
      <text:p text:style-name="Normal"><text:s text:c="4"/>function listeyiGuncelle() {</text:p>
      <text:p text:style-name="Normal"><text:s text:c="8"/>const liste = document.getElementById("kargoListesi");</text:p>
      <text:p text:style-name="Normal"><text:s text:c="8"/>liste.innerHTML = "";</text:p>
      <text:p text:style-name="Normal"/>
      <text:p text:style-name="Normal"><text:s text:c="8"/>kargolar.forEach((kargo, index) =&gt; {</text:p>
      <text:p text:style-name="Normal"><text:s text:c="12"/>let durumClass = kargo.durum === "Yolda" ? "yolda" : "teslim";</text:p>
      <text:p text:style-name="Normal"><text:s text:c="12"/></text:p>
      <text:p text:style-name="Normal"><text:s text:c="12"/>liste.innerHTML += `</text:p>
      <text:p text:style-name="Normal"><text:s text:c="16"/>&lt;tr&gt;</text:p>
      <text:p text:style-name="Normal"><text:s text:c="20"/>&lt;td&gt;${kargo.no}&lt;/td&gt;</text:p>
      <text:p text:style-name="Normal"><text:s text:c="20"/>&lt;td&gt;${kargo.alici}&lt;/td&gt;</text:p>
      <text:p text:style-name="Normal"><text:s text:c="20"/>&lt;td&gt;&lt;span class="status-badge ${durumClass}"&gt;${kargo.durum}&lt;/span&gt;&lt;/td&gt;</text:p>
      <text:p text:style-name="Normal"><text:s text:c="20"/>&lt;td&gt;</text:p>
      <text:p text:style-name="Normal"><text:s text:c="24"/>&lt;button onclick="durumDegistir(${index})" style="background:#6c757d; font-size:12px;"&gt;Durum Güncelle&lt;/button&gt;</text:p>
      <text:p text:style-name="Normal"><text:s text:c="20"/>&lt;/td&gt;</text:p>
      <text:p text:style-name="Normal"><text:s text:c="16"/>&lt;/tr&gt;</text:p>
      <text:p text:style-name="Normal"><text:s text:c="12"/>`;</text:p>
      <text:p text:style-name="Normal"><text:s text:c="8"/>});</text:p>
      <text:p text:style-name="Normal"><text:s text:c="4"/>}</text:p>
      <text:p text:style-name="Normal"/>
      <text:p text:style-name="Normal"><text:s text:c="4"/>function kargoEkle() {</text:p>
      <text:p text:style-name="Normal"><text:s text:c="8"/>let no = document.getElementById("kargoNo").value;</text:p>
      <text:p text:style-name="Normal"><text:s text:c="8"/>let alici = document.getElementById("alici").value;</text:p>
      <text:p text:style-name="Normal"/>
      <text:p text:style-name="Normal"><text:s text:c="8"/>if(no &amp;&amp; alici) {</text:p>
      <text:p text:style-name="Normal"><text:s text:c="12"/>kargolar.push({ no: no, alici: alici, durum: "Yolda" });</text:p>
      <text:p text:style-name="Normal"><text:s text:c="12"/>listeyiGuncelle();</text:p>
      <text:p text:style-name="Normal"><text:s text:c="12"/>document.getElementById("kargoNo").value = "";</text:p>
      <text:p text:style-name="Normal"><text:s text:c="12"/>document.getElementById("alici").value = "";</text:p>
      <text:p text:style-name="Normal"><text:s text:c="8"/>} else {</text:p>
      <text:p text:style-name="Normal"><text:s text:c="12"/>alert("Lütfen tüm alanları doldurun!");</text:p>
      <text:p text:style-name="Normal"><text:s text:c="8"/>}</text:p>
      <text:p text:style-name="Normal"><text:s text:c="4"/>}</text:p>
      <text:p text:style-name="Normal"/>
      <text:p text:style-name="Normal"><text:s text:c="4"/>function durumDegistir(index) {</text:p>
      <text:p text:style-name="Normal"><text:s text:c="8"/>if(kargolar[index].durum === "Yolda") {</text:p>
      <text:p text:style-name="Normal"><text:s text:c="12"/>kargolar[index].durum = "Teslim Edildi";</text:p>
      <text:p text:style-name="Normal"><text:s text:c="8"/>} else {</text:p>
      <text:p text:style-name="Normal"><text:s text:c="12"/>kargolar[index].durum = "Yolda";</text:p>
      <text:p text:style-name="Normal"><text:s text:c="8"/>}</text:p>
      <text:p text:style-name="Normal"><text:s text:c="8"/>listeyiGuncelle();</text:p>
      <text:p text:style-name="Normal"><text:s text:c="4"/>}</text:p>
      <text:p text:style-name="Normal"/>
      <text:p text:style-name="Normal"><text:s text:c="4"/>listeyiGuncelle();</text:p>
      <text:p text:style-name="Normal">&lt;/script&gt;</text:p>
      <text:p text:style-name="Normal"/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pple Color Emoji" svg:font-family="Apple Color Emoj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tr" style:country-asian="T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aysahin125@gmail.com</meta:initial-creator>
    <dc:creator>miraysahin125@gmail.com</dc:creator>
    <meta:creation-date>2026-04-18T16:20:00Z</meta:creation-date>
    <dc:date>2026-04-18T16:20:00Z</dc:date>
    <meta:template xlink:href="Normal.dotm" xlink:type="simple"/>
    <meta:editing-cycles>2</meta:editing-cycles>
    <meta:editing-duration>PT60S</meta:editing-duration>
    <meta:document-statistic meta:page-count="1" meta:paragraph-count="6" meta:word-count="518" meta:character-count="3466" meta:row-count="24" meta:non-whitespace-character-count="2954"/>
  </office:meta>
</office:document-meta>
</file>